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Garmi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8">
            <text:p>9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6.168294901869">
            <text:p>$146,17</text:p>
          </table:table-cell>
          <table:table-cell table:style-name="ce5" table:formula="of:=[.F2]-[.B3]/[.B4]" office:value-type="currency" office:currency="USD" office:value="146.168294901869">
            <text:p>$146,17</text:p>
          </table:table-cell>
          <table:table-cell table:style-name="ce15" table:formula="of:=[.G2]/1.07" office:value-type="currency" office:currency="EUR" office:value="136.605883085859">
            <text:p>136,6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15.340547126027">
            <text:p>$115,34</text:p>
          </table:table-cell>
          <table:table-cell table:style-name="ce7" table:formula="of:=[.F3]-[.B3]/[.B4]" office:value-type="currency" office:currency="USD" office:value="115.340547126027">
            <text:p>$115,34</text:p>
          </table:table-cell>
          <table:table-cell table:style-name="ce16" table:formula="of:=[.G3]/1.07" office:value-type="currency" office:currency="EUR" office:value="107.7949038561">
            <text:p>107,7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04.318906396465">
            <text:p>104,3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98">
            <text:p>0,19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5.9162129411343">
            <text:p>$65,92</text:p>
          </table:table-cell>
          <table:table-cell table:style-name="ce14" table:formula="of:=[.F4]-[.B3]/[.B4]" office:value-type="currency" office:currency="USD" office:value="65.9162129411343">
            <text:p>$65,92</text:p>
          </table:table-cell>
          <table:table-cell table:style-name="ce17" table:formula="of:=[.G4]/1.07" office:value-type="currency" office:currency="EUR" office:value="61.6039373281629">
            <text:p>61,6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56">
            <text:p>$5,5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78">
            <text:p>$2,78</text:p>
          </table:table-cell>
          <table:table-cell table:style-name="ce5"/>
          <table:table-cell table:style-name="ce5" table:formula="of:=[.B8]/(1+[.D2])^(1/4)" office:value-type="currency" office:currency="USD" office:value="2.73337269356751">
            <text:p>$2,73</text:p>
          </table:table-cell>
          <table:table-cell table:style-name="ce7" table:formula="of:=[.B5]/2" office:value-type="currency" office:currency="USD" office:value="2.78">
            <text:p>$2,78</text:p>
          </table:table-cell>
          <table:table-cell table:style-name="ce7"/>
          <table:table-cell table:style-name="ce7" table:formula="of:=[.E8]/(1+[.D3])^(1/4)" office:value-type="currency" office:currency="USD" office:value="2.72387617703973">
            <text:p>$2,72</text:p>
          </table:table-cell>
          <table:table-cell table:style-name="ce8" table:formula="of:=[.B5]/2" office:value-type="currency" office:currency="USD" office:value="2.78">
            <text:p>$2,78</text:p>
          </table:table-cell>
          <table:table-cell table:style-name="ce8"/>
          <table:table-cell table:style-name="ce8" table:formula="of:=[.H8]/(1+[.D4])^(1/4)" office:value-type="currency" office:currency="USD" office:value="2.71454236930014">
            <text:p>$2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0048">
            <text:p>$6,00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5.61196261682243">
            <text:p>$5,61</text:p>
          </table:table-cell>
          <table:table-cell table:formula="of:=[.B5]*(1+[.F9])" office:value-type="currency" office:currency="USD" office:value="5.8936">
            <text:p>$5,89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USD" office:value="5.43188940092166">
            <text:p>$5,43</text:p>
          </table:table-cell>
          <table:table-cell table:formula="of:=[.B5]*(1+[.I9])" office:value-type="currency" office:currency="USD" office:value="5.004">
            <text:p>$5,00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4.54909090909091">
            <text:p>$4,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785424">
            <text:p>$6,79</text:p>
          </table:table-cell>
          <table:table-cell office:value-type="percentage" office:value="0.13">
            <text:p>13,00%</text:p>
          </table:table-cell>
          <table:table-cell table:formula="of:=[.B10]/(1+[.$D$2])^[.A10]" office:value-type="currency" office:currency="USD" office:value="5.92665210935453">
            <text:p>$5,93</text:p>
          </table:table-cell>
          <table:table-cell table:formula="of:=[.E9]*(1+[.F10])" office:value-type="currency" office:currency="USD" office:value="6.541896">
            <text:p>$6,54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5.55704814287838">
            <text:p>$5,56</text:p>
          </table:table-cell>
          <table:table-cell table:formula="of:=[.H9]*(1+[.I10])" office:value-type="currency" office:currency="USD" office:value="5.10408">
            <text:p>$5,10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4.2182479338843">
            <text:p>$4,2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53182064">
            <text:p>$7,53</text:p>
          </table:table-cell>
          <table:table-cell office:value-type="percentage" office:value="0.11">
            <text:p>11,00%</text:p>
          </table:table-cell>
          <table:table-cell table:formula="of:=[.B11]/(1+[.$D$2])^[.A11]" office:value-type="currency" office:currency="USD" office:value="6.1482091975547">
            <text:p>$6,15</text:p>
          </table:table-cell>
          <table:table-cell table:formula="of:=[.E10]*(1+[.F11])" office:value-type="currency" office:currency="USD" office:value="7.13066664">
            <text:p>$7,13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5.58265665966584">
            <text:p>$5,58</text:p>
          </table:table-cell>
          <table:table-cell table:formula="of:=[.H10]*(1+[.I11])" office:value-type="currency" office:currency="USD" office:value="5.2061616">
            <text:p>$5,21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3.91146626596544">
            <text:p>$3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1343662912">
            <text:p>$8,13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6.20566909659727">
            <text:p>$6,21</text:p>
          </table:table-cell>
          <table:table-cell table:formula="of:=[.E11]*(1+[.F12])" office:value-type="currency" office:currency="USD" office:value="7.6298133048">
            <text:p>$7,63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5.50547707450917">
            <text:p>$5,51</text:p>
          </table:table-cell>
          <table:table-cell table:formula="of:=[.H11]*(1+[.I12])" office:value-type="currency" office:currency="USD" office:value="5.258223216">
            <text:p>$5,26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3.59143720784099">
            <text:p>$3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703771931584">
            <text:p>$8,70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6.20566909659726">
            <text:p>$6,21</text:p>
          </table:table-cell>
          <table:table-cell table:formula="of:=[.E12]*(1+[.F13])" office:value-type="currency" office:currency="USD" office:value="8.087602103088">
            <text:p>$8,09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5.37862276403661">
            <text:p>$5,38</text:p>
          </table:table-cell>
          <table:table-cell table:formula="of:=[.H12]*(1+[.I13])" office:value-type="currency" office:currency="USD" office:value="5.31080544816">
            <text:p>$5,31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3.29759234538128">
            <text:p>$3,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31303596679488">
            <text:p>$9,31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6.20566909659727">
            <text:p>$6,21</text:p>
          </table:table-cell>
          <table:table-cell table:formula="of:=[.E13]*(1+[.F14])" office:value-type="currency" office:currency="USD" office:value="8.49198220824241">
            <text:p>$8,49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5.2051188039064">
            <text:p>$5,21</text:p>
          </table:table-cell>
          <table:table-cell table:formula="of:=[.H13]*(1+[.I14])" office:value-type="currency" office:currency="USD" office:value="5.3639135026416">
            <text:p>$5,36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3.02778933530463">
            <text:p>$3,0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77868776513463">
            <text:p>$9,78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6.0896752817076">
            <text:p>$6,09</text:p>
          </table:table-cell>
          <table:table-cell table:formula="of:=[.E14]*(1+[.F15])" office:value-type="currency" office:currency="USD" office:value="8.8316614965721">
            <text:p>$8,8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4.98923830051857">
            <text:p>$4,99</text:p>
          </table:table-cell>
          <table:table-cell table:formula="of:=[.H14]*(1+[.I15])" office:value-type="currency" office:currency="USD" office:value="5.41755263766802">
            <text:p>$5,42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2.78006111696152">
            <text:p>$2,7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2676221533914">
            <text:p>$10,27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5.97584957550745">
            <text:p>$5,98</text:p>
          </table:table-cell>
          <table:table-cell table:formula="of:=[.E15]*(1+[.F16])" office:value-type="currency" office:currency="USD" office:value="9.09661134146926">
            <text:p>$9,10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4.73632760325726">
            <text:p>$4,74</text:p>
          </table:table-cell>
          <table:table-cell table:formula="of:=[.H15]*(1+[.I16])" office:value-type="currency" office:currency="USD" office:value="5.4717281640447">
            <text:p>$5,47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5526015710283">
            <text:p>$2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7810032610609">
            <text:p>$10,78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5.86415145260077">
            <text:p>$5,86</text:p>
          </table:table-cell>
          <table:table-cell table:formula="of:=[.E16]*(1+[.F17])" office:value-type="currency" office:currency="USD" office:value="9.36950968171334">
            <text:p>$9,37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4.49623726392164">
            <text:p>$4,50</text:p>
          </table:table-cell>
          <table:table-cell table:formula="of:=[.H16]*(1+[.I17])" office:value-type="currency" office:currency="USD" office:value="5.52644544568514">
            <text:p>$5,53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2.34375235158053">
            <text:p>$2,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320053424114">
            <text:p>$11,32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5.75454114507552">
            <text:p>$5,75</text:p>
          </table:table-cell>
          <table:table-cell table:formula="of:=[.E17]*(1+[.F18])" office:value-type="currency" office:currency="USD" office:value="9.65059497216474">
            <text:p>$9,65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4.26831740261686">
            <text:p>$4,27</text:p>
          </table:table-cell>
          <table:table-cell table:formula="of:=[.H17]*(1+[.I18])" office:value-type="currency" office:currency="USD" office:value="5.581709900142">
            <text:p>$5,58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2.15199079554213">
            <text:p>$2,1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2.7214213619823">
            <text:p>$62,72</text:p>
          </table:table-cell>
          <table:table-cell/>
          <table:table-cell table:style-name="ce7"/>
          <table:table-cell table:formula="of:=SUM([.G8:.G18])" office:value-type="currency" office:currency="USD" office:value="53.8748095932721">
            <text:p>$53,87</text:p>
          </table:table-cell>
          <table:table-cell/>
          <table:table-cell table:style-name="ce8"/>
          <table:table-cell table:formula="of:=SUM([.J8:.J18])" office:value-type="currency" office:currency="USD" office:value="35.1385722018802">
            <text:p>$35,1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9.80080136171">
            <text:p>$169,80</text:p>
          </table:table-cell>
          <table:table-cell table:style-name="ce5"/>
          <table:table-cell table:formula="of:=[.B20]/(1+[.D2])^([.A18]+1/2)" office:value-type="currency" office:currency="USD" office:value="83.4468735398869">
            <text:p>$83,45</text:p>
          </table:table-cell>
          <table:table-cell table:formula="of:=[.E18]*[.D5]" office:value-type="currency" office:currency="USD" office:value="144.758924582471">
            <text:p>$144,76</text:p>
          </table:table-cell>
          <table:table-cell table:style-name="ce7"/>
          <table:table-cell table:formula="of:=[.E20]/(1+[.D3])^([.A18]+1/2)" office:value-type="currency" office:currency="USD" office:value="61.4657375327553">
            <text:p>$61,47</text:p>
          </table:table-cell>
          <table:table-cell table:formula="of:=[.H18]*[.D5]" office:value-type="currency" office:currency="USD" office:value="83.7256485021299">
            <text:p>$83,73</text:p>
          </table:table-cell>
          <table:table-cell table:style-name="ce8"/>
          <table:table-cell table:formula="of:=[.H20]/(1+[.D4])^([.A18]+1/2)" office:value-type="currency" office:currency="USD" office:value="30.7776407392542">
            <text:p>$30,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4">14.05.2022</text:date>, <text:time>18:3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14T18:37:17.19</dc:date>
    <dc:creator>aaa </dc:creator>
    <meta:editing-duration>P2DT20H27M31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